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6951in"/>
    </style:style>
    <style:style style:name="RVType.C" style:family="table-column">
      <style:table-column-properties style:column-width="0.6667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34in"/>
    </style:style>
    <style:style style:name="Table4.B" style:family="table-column">
      <style:table-column-properties style:column-width="1.8653in"/>
    </style:style>
    <style:style style:name="Table4.C" style:family="table-column">
      <style:table-column-properties style:column-width="0.4701in"/>
    </style:style>
    <style:style style:name="Table4.D" style:family="table-column">
      <style:table-column-properties style:column-width="0.6139in"/>
    </style:style>
    <style:style style:name="Table4.E" style:family="table-column">
      <style:table-column-properties style:column-width="1.4708in"/>
    </style:style>
    <style:style style:name="Table4.F" style:family="table-column">
      <style:table-column-properties style:column-width="1.8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4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5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26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27" style:family="paragraph" style:parent-style-name="Table_20_Heading">
      <style:text-properties officeooo:rsid="001e5f73" officeooo:paragraph-rsid="0025e9f9"/>
    </style:style>
    <style:style style:name="P28" style:family="paragraph" style:parent-style-name="Table_20_Heading">
      <style:text-properties officeooo:rsid="001f9fae" officeooo:paragraph-rsid="001f9fae"/>
    </style:style>
    <style:style style:name="P29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0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1" style:family="paragraph" style:parent-style-name="Table_20_Heading">
      <style:text-properties officeooo:rsid="001f9fae" officeooo:paragraph-rsid="00273499"/>
    </style:style>
    <style:style style:name="P32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3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34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35" style:family="paragraph" style:parent-style-name="Table_20_Heading">
      <style:text-properties officeooo:rsid="0020c452" officeooo:paragraph-rsid="0020c452"/>
    </style:style>
    <style:style style:name="P36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37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38" style:family="paragraph" style:parent-style-name="Table_20_Heading">
      <style:text-properties officeooo:rsid="0020c452" officeooo:paragraph-rsid="00273499"/>
    </style:style>
    <style:style style:name="P39" style:family="paragraph" style:parent-style-name="Table_20_Heading">
      <style:text-properties officeooo:rsid="00222220" officeooo:paragraph-rsid="00222220"/>
    </style:style>
    <style:style style:name="P40" style:family="paragraph" style:parent-style-name="Table_20_Heading">
      <style:text-properties officeooo:rsid="00222220" officeooo:paragraph-rsid="00273499"/>
    </style:style>
    <style:style style:name="P41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4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4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4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4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4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47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48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49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96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97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98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99" style:family="paragraph" style:parent-style-name="Heading_20_1">
      <style:paragraph-properties fo:text-align="center" style:justify-single-word="false"/>
    </style:style>
    <style:style style:name="P100" style:family="paragraph" style:parent-style-name="Heading_20_1" style:master-page-name="Right_20_Page">
      <style:paragraph-properties fo:text-align="center" style:justify-single-word="false" style:page-number="auto"/>
    </style:style>
    <style:style style:name="P101" style:family="paragraph" style:parent-style-name="Heading_20_1">
      <style:paragraph-properties fo:text-align="center" style:justify-single-word="false" fo:break-before="page"/>
    </style:style>
    <style:style style:name="P102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22d648" officeooo:paragraph-rsid="0039f8e2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32ca5f" officeooo:paragraph-rsid="0039f8e2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9f8e2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09" style:family="paragraph" style:parent-style-name="Table_20_Heading">
      <style:paragraph-properties fo:text-align="center" style:justify-single-word="false"/>
      <style:text-properties officeooo:rsid="0020c452" officeooo:paragraph-rsid="0039f8e2"/>
    </style:style>
    <style:style style:name="P110" style:family="paragraph" style:parent-style-name="Table_20_Heading">
      <style:paragraph-properties fo:text-align="center" style:justify-single-word="false"/>
      <style:text-properties officeooo:rsid="001e5f73" officeooo:paragraph-rsid="0039f8e2"/>
    </style:style>
    <style:style style:name="P111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9f8e2" style:font-size-asian="10pt" style:font-weight-asian="normal" style:font-size-complex="10pt" style:font-weight-complex="normal"/>
    </style:style>
    <style:style style:name="P11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9f8e2" style:font-size-asian="10pt" style:font-weight-asian="normal" style:font-size-complex="10pt" style:font-weight-complex="normal"/>
    </style:style>
    <style:style style:name="P113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9f8e2" style:font-size-asian="10pt" style:font-weight-asian="normal" style:font-size-complex="10pt" style:font-weight-complex="normal"/>
    </style:style>
    <style:style style:name="P114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115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116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117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118" style:family="paragraph" style:parent-style-name="Table_20_Heading">
      <style:paragraph-properties fo:text-align="center" style:justify-single-word="false"/>
      <style:text-properties fo:font-size="10pt" fo:font-weight="normal" officeooo:paragraph-rsid="0039f8e2" style:font-size-asian="10pt" style:font-weight-asian="normal" style:font-size-complex="10pt" style:font-weight-complex="normal"/>
    </style:style>
    <style:style style:name="P119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120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aa72f" style:font-size-asian="10pt" style:font-weight-asian="normal" style:font-size-complex="10pt" style:font-weight-complex="normal"/>
    </style:style>
    <style:style style:name="P121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b681e" style:font-size-asian="10pt" style:font-weight-asian="normal" style:font-size-complex="10pt" style:font-weight-complex="normal"/>
    </style:style>
    <style:style style:name="P122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681e" style:font-size-asian="10pt" style:font-weight-asian="normal" style:font-size-complex="10pt" style:font-weight-complex="normal"/>
    </style:style>
    <style:style style:name="P123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b757" style:font-size-asian="10pt" style:font-weight-asian="normal" style:font-size-complex="10pt" style:font-weight-complex="normal"/>
    </style:style>
    <style:style style:name="P124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cefaa" style:font-size-asian="10pt" style:font-weight-asian="normal" style:font-size-complex="10pt" style:font-weight-complex="normal"/>
    </style:style>
    <style:style style:name="P125" style:family="paragraph" style:parent-style-name="Table_20_Heading">
      <style:paragraph-properties fo:text-align="center" style:justify-single-word="false"/>
      <style:text-properties fo:font-size="10pt" fo:font-weight="normal" officeooo:rsid="003bb757" officeooo:paragraph-rsid="003bb757" style:font-size-asian="10pt" style:font-weight-asian="normal" style:font-size-complex="10pt" style:font-weight-complex="normal"/>
    </style:style>
    <style:style style:name="P126" style:family="paragraph" style:parent-style-name="Table_20_Heading">
      <style:paragraph-properties fo:text-align="center" style:justify-single-word="false"/>
      <style:text-properties fo:font-size="10pt" fo:font-weight="normal" officeooo:rsid="003cefaa" officeooo:paragraph-rsid="003cefaa" style:font-size-asian="10pt" style:font-weight-asian="normal" style:font-size-complex="10pt" style:font-weight-complex="normal"/>
    </style:style>
    <style:style style:name="P127" style:family="paragraph" style:parent-style-name="Table_20_Heading">
      <style:paragraph-properties fo:text-align="center" style:justify-single-word="false"/>
      <style:text-properties fo:font-weight="normal" officeooo:rsid="0032ca5f" officeooo:paragraph-rsid="0039f8e2" style:font-weight-asian="normal" style:font-weight-complex="normal"/>
    </style:style>
    <style:style style:name="P128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29" style:family="paragraph" style:parent-style-name="Table_20_Heading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39f8e2" style:font-weight-asian="bold" style:font-weight-complex="bold"/>
    </style:style>
    <style:style style:name="P13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39f8e2" style:font-weight-asian="bold" style:font-weight-complex="bold"/>
    </style:style>
    <style:style style:name="P132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133" style:family="paragraph" style:parent-style-name="Text_20_body">
      <style:paragraph-properties fo:text-align="start" style:justify-single-word="false"/>
      <style:text-properties officeooo:rsid="001dba00" officeooo:paragraph-rsid="0039f8e2"/>
    </style:style>
    <style:style style:name="P134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35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36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8" style:family="paragraph" style:parent-style-name="Text_20_body">
      <style:paragraph-properties fo:text-align="start" style:justify-single-word="false" fo:break-before="page"/>
      <style:text-properties officeooo:paragraph-rsid="001dba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officeooo:rsid="0025e9f9"/>
    </style:style>
    <style:style style:name="T13" style:family="text">
      <style:text-properties officeooo:rsid="00273499"/>
    </style:style>
    <style:style style:name="T14" style:family="text">
      <style:text-properties officeooo:rsid="0027d54a"/>
    </style:style>
    <style:style style:name="T15" style:family="text">
      <style:text-properties officeooo:rsid="002b98b5"/>
    </style:style>
    <style:style style:name="T16" style:family="text">
      <style:text-properties officeooo:rsid="002bcd64"/>
    </style:style>
    <style:style style:name="T17" style:family="text">
      <style:text-properties officeooo:rsid="002d38e9"/>
    </style:style>
    <style:style style:name="T18" style:family="text">
      <style:text-properties officeooo:rsid="0030db1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b98b5" style:font-weight-asian="normal" style:font-weight-complex="normal"/>
    </style:style>
    <style:style style:name="T21" style:family="text">
      <style:text-properties fo:font-weight="normal" officeooo:rsid="0030db1e" style:font-weight-asian="normal" style:font-weight-complex="normal"/>
    </style:style>
    <style:style style:name="T22" style:family="text">
      <style:text-properties officeooo:rsid="0032ca5f"/>
    </style:style>
    <style:style style:name="T23" style:family="text">
      <style:text-properties officeooo:rsid="003527df"/>
    </style:style>
    <style:style style:name="T24" style:family="text">
      <style:text-properties officeooo:rsid="003656dd"/>
    </style:style>
    <style:style style:name="T25" style:family="text">
      <style:text-properties officeooo:rsid="00369607"/>
    </style:style>
    <style:style style:name="T26" style:family="text">
      <style:text-properties officeooo:rsid="003839bd"/>
    </style:style>
    <style:style style:name="T27" style:family="text">
      <style:text-properties officeooo:rsid="0039f8e2"/>
    </style:style>
    <style:style style:name="T28" style:family="text">
      <style:text-properties officeooo:rsid="003aa72f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7 Apr 2017</text:modification-date></text:p>
      <text:p text:style-name="P4"/>
      <text:h text:style-name="P101" text:outline-level="1">General Requirements</text:h>
      <text:p text:style-name="P3"/>
      <text:list xml:id="list8133534258857914682" text:style-name="L1">
        <text:list-item>
          <text:p text:style-name="P134">Within this document, the following terms shall be used to mean:</text:p>
        </text:list-item>
        <text:list-item>
          <text:p text:style-name="P134">The term “program” shall refer to the <text:span text:style-name="T4">RVTotalLog</text:span>.EXE program described in this document.</text:p>
        </text:list-item>
        <text:list-item>
          <text:p text:style-name="P136">The program shall use a standard windows interface (GUI).</text:p>
        </text:list-item>
        <text:list-item>
          <text:p text:style-name="P134">The program shall provide a detailed Help file.</text:p>
        </text:list-item>
        <text:list-item>
          <text:p text:style-name="P134">The program shall provide Context Sensitive Help.</text:p>
        </text:list-item>
        <text:list-item>
          <text:p text:style-name="P134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36">The program shall maintain all program configuration data in a standard Windows .INI file.</text:p>
        </text:list-item>
        <text:list-item>
          <text:p text:style-name="P136">The program shall automatically load configuration data on startup;</text:p>
        </text:list-item>
        <text:list-item>
          <text:p text:style-name="P136">The program shall automatically save configuration data on shutdown;</text:p>
        </text:list-item>
        <text:list-item>
          <text:p text:style-name="P135">The program shall provide the capability to print formatted <text:span text:style-name="T4">reports</text:span>.</text:p>
        </text:list-item>
        <text:list-item>
          <text:p text:style-name="P135">The program shall make maximum use of “Hot Keys”;</text:p>
        </text:list-item>
        <text:list-item>
          <text:p text:style-name="P137">The program shall provide the capability for User Registration with Nag screen;</text:p>
        </text:list-item>
      </text:list>
      <text:h text:style-name="P102" text:outline-level="1"><text:span text:style-name="T27">APPLICATION</text:span> TABLES</text:h>
      <text:p text:style-name="P131"><text:span text:style-name="T28">AppSettings</text:span> TABLE</text:p>
      <text:p text:style-name="P131"/>
      <text:p text:style-name="P132">Primary Key: <text:span text:style-name="T27">PropertyName</text:span></text:p>
      <text:p text:style-name="P132">Foreign Keys: <text:span text:style-name="T27">N/A</text:span></text:p>
      <text:p text:style-name="P1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109">Field</text:p>
            </table:table-cell>
            <table:table-cell table:style-name="Table4.A1" office:value-type="string">
              <text:p text:style-name="P110">Name</text:p>
            </table:table-cell>
            <table:table-cell table:style-name="Table4.A1" office:value-type="string">
              <text:p text:style-name="P110">Type</text:p>
            </table:table-cell>
            <table:table-cell table:style-name="Table4.A1" office:value-type="string">
              <text:p text:style-name="P110">Length</text:p>
            </table:table-cell>
            <table:table-cell table:style-name="Table4.A1" office:value-type="string">
              <text:p text:style-name="P109">Format</text:p>
            </table:table-cell>
            <table:table-cell table:style-name="Table4.F1" office:value-type="string">
              <text:p text:style-name="P110">Description</text:p>
            </table:table-cell>
          </table:table-row>
        </table:table-header-rows>
        <table:table-row>
          <table:table-cell table:style-name="Table4.A2" office:value-type="string">
            <text:p text:style-name="P120">1</text:p>
          </table:table-cell>
          <table:table-cell table:style-name="Table4.A2" office:value-type="string">
            <text:p text:style-name="P120">SetupFileName</text:p>
          </table:table-cell>
          <table:table-cell table:style-name="Table4.A2" office:value-type="string">
            <text:p text:style-name="P120">String</text:p>
          </table:table-cell>
          <table:table-cell table:style-name="Table4.A2" office:value-type="string">
            <text:p text:style-name="P120">255</text:p>
          </table:table-cell>
          <table:table-cell table:style-name="Table4.A2" office:value-type="string">
            <text:p text:style-name="P120">ValidFileName</text:p>
          </table:table-cell>
          <table:table-cell table:style-name="Table4.F2" office:value-type="string">
            <text:p text:style-name="P103"><text:span text:style-name="T21"/></text:p>
          </table:table-cell>
        </table:table-row>
        <table:table-row>
          <table:table-cell table:style-name="Table4.A2" office:value-type="string">
            <text:p text:style-name="P122">2</text:p>
          </table:table-cell>
          <table:table-cell table:style-name="Table4.A2" office:value-type="string">
            <text:p text:style-name="P122">RVMPath</text:p>
          </table:table-cell>
          <table:table-cell table:style-name="Table4.A2" office:value-type="string">
            <text:p text:style-name="P121">String</text:p>
          </table:table-cell>
          <table:table-cell table:style-name="Table4.A2" office:value-type="string">
            <text:p text:style-name="P122">255</text:p>
          </table:table-cell>
          <table:table-cell table:style-name="Table4.A2" office:value-type="string">
            <text:p text:style-name="P122">ValidPathName</text:p>
          </table:table-cell>
          <table:table-cell table:style-name="Table4.F2" office:value-type="string">
            <text:p text:style-name="P106"/>
          </table:table-cell>
        </table:table-row>
        <table:table-row>
          <table:table-cell table:style-name="Table4.A2" office:value-type="string">
            <text:p text:style-name="P125">3</text:p>
          </table:table-cell>
          <table:table-cell table:style-name="Table4.A2" office:value-type="string">
            <text:p text:style-name="P125">RVMDataPath</text:p>
          </table:table-cell>
          <table:table-cell table:style-name="Table4.A2" office:value-type="string">
            <text:p text:style-name="P125">String</text:p>
          </table:table-cell>
          <table:table-cell table:style-name="Table4.A2" office:value-type="string">
            <text:p text:style-name="P125">255</text:p>
          </table:table-cell>
          <table:table-cell table:style-name="Table4.A2" office:value-type="string">
            <text:p text:style-name="P123">ValidPathName</text:p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26">4</text:p>
          </table:table-cell>
          <table:table-cell table:style-name="Table4.A2" office:value-type="string">
            <text:p text:style-name="P126">RVMLogsPath</text:p>
          </table:table-cell>
          <table:table-cell table:style-name="Table4.A2" office:value-type="string">
            <text:p text:style-name="P126">String</text:p>
          </table:table-cell>
          <table:table-cell table:style-name="Table4.A2" office:value-type="string">
            <text:p text:style-name="P126">255</text:p>
          </table:table-cell>
          <table:table-cell table:style-name="Table4.A2" office:value-type="string">
            <text:p text:style-name="P124">ValidPathName</text:p>
          </table:table-cell>
          <table:table-cell table:style-name="Table4.F2" office:value-type="string">
            <text:p text:style-name="P106"/>
          </table:table-cell>
        </table:table-row>
        <table:table-row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3"/>
          </table:table-cell>
          <table:table-cell table:style-name="Table4.F2" office:value-type="string">
            <text:p text:style-name="P106"/>
          </table:table-cell>
        </table:table-row>
        <table:table-row>
          <table:table-cell table:style-name="Table4.A2" office:value-type="string">
            <text:p text:style-name="P114"/>
          </table:table-cell>
          <table:table-cell table:style-name="Table4.A2" office:value-type="string">
            <text:p text:style-name="P114"/>
          </table:table-cell>
          <table:table-cell table:style-name="Table4.A2" office:value-type="string">
            <text:p text:style-name="P114"/>
          </table:table-cell>
          <table:table-cell table:style-name="Table4.A2" office:value-type="string">
            <text:p text:style-name="P114"/>
          </table:table-cell>
          <table:table-cell table:style-name="Table4.A2" office:value-type="string">
            <text:p text:style-name="P114"/>
          </table:table-cell>
          <table:table-cell table:style-name="Table4.F2" office:value-type="string">
            <text:p text:style-name="P106"/>
          </table:table-cell>
        </table:table-row>
        <table:table-row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2"/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112"/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6"/>
          </table:table-cell>
          <table:table-cell table:style-name="Table4.A2" office:value-type="string">
            <text:p text:style-name="P116"/>
          </table:table-cell>
          <table:table-cell table:style-name="Table4.A2" office:value-type="string">
            <text:p text:style-name="P116"/>
          </table:table-cell>
          <table:table-cell table:style-name="Table4.A2" office:value-type="string">
            <text:p text:style-name="P116"/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3"/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17"/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11"/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12"/>
          </table:table-cell>
          <table:table-cell table:style-name="Table4.F2" office:value-type="string">
            <text:p text:style-name="P111"/>
          </table:table-cell>
        </table:table-row>
        <table:table-row>
          <table:table-cell table:style-name="Table4.A2" office:value-type="string">
            <text:p text:style-name="P104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05"/>
          </table:table-cell>
          <table:table-cell table:style-name="Table4.A2" office:value-type="string">
            <text:p text:style-name="P105"/>
          </table:table-cell>
          <table:table-cell table:style-name="Table4.F2" office:value-type="string">
            <text:p text:style-name="P104"/>
          </table:table-cell>
        </table:table-row>
        <table:table-row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8"/>
          </table:table-cell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129"/>
          </table:table-cell>
          <table:table-cell table:style-name="Table4.F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8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F2" office:value-type="string">
            <text:p text:style-name="P107"/>
          </table:table-cell>
        </table:table-row>
        <table:table-row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F2" office:value-type="string">
            <text:p text:style-name="P107"/>
          </table:table-cell>
        </table:table-row>
        <table:table-row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F2" office:value-type="string">
            <text:p text:style-name="P107"/>
          </table:table-cell>
        </table:table-row>
        <table:table-row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F2" office:value-type="string">
            <text:p text:style-name="P107"/>
          </table:table-cell>
        </table:table-row>
      </table:table>
      <text:p text:style-name="P133"/>
      <text:p text:style-name="P130"/>
      <text:p text:style-name="P138"/>
      <text:p text:style-name="P7">RV TABLE</text:p>
      <text:p text:style-name="P7"/>
      <text:p text:style-name="P16">Primary Key: RV Name</text:p>
      <text:p text:style-name="P16">Foreign Keys: RV Type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6">Field</text:p>
            </table:table-cell>
            <table:table-cell table:style-name="Table1.A1" office:value-type="string">
              <text:p text:style-name="P25">Name</text:p>
            </table:table-cell>
            <table:table-cell table:style-name="Table1.A1" office:value-type="string">
              <text:p text:style-name="P25">Type</text:p>
            </table:table-cell>
            <table:table-cell table:style-name="Table1.A1" office:value-type="string">
              <text:p text:style-name="P25">Length</text:p>
            </table:table-cell>
            <table:table-cell table:style-name="Table1.A1" office:value-type="string">
              <text:p text:style-name="P36">Format</text:p>
            </table:table-cell>
            <table:table-cell table:style-name="Table1.F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64">RVID</text:p>
          </table:table-cell>
          <table:table-cell table:style-name="Table1.A2" office:value-type="string">
            <text:p text:style-name="P64">String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64">001...999</text:p>
            <text:p text:style-name="P61">Requires leading zero<text:span text:style-name="T22">s</text:span></text:p>
          </table:table-cell>
          <table:table-cell table:style-name="Table1.F2" office:value-type="string">
            <text:p text:style-name="P81"><text:span text:style-name="T21">[</text:span><text:span text:style-name="T19">User Definable, </text:span><text:span text:style-name="T20"><text:s/></text:span><text:span text:style-name="T21">Mandatory]</text:span></text:p>
          </table:table-cell>
        </table:table-row>
        <table:table-row>
          <table:table-cell table:style-name="Table1.A2" office:value-type="string">
            <text:p text:style-name="P65">2</text:p>
          </table:table-cell>
          <table:table-cell table:style-name="Table1.A2" office:value-type="string">
            <text:p text:style-name="P49">RV Name</text:p>
          </table:table-cell>
          <table:table-cell table:style-name="Table1.A2" office:value-type="string">
            <text:p text:style-name="P51">String</text:p>
          </table:table-cell>
          <table:table-cell table:style-name="Table1.A2" office:value-type="string">
            <text:p text:style-name="P41">30</text:p>
          </table:table-cell>
          <table:table-cell table:style-name="Table1.A2" office:value-type="string">
            <text:p text:style-name="P41">[A..Z, a..z, 0..9, &lt;Sp&gt;<text:span text:style-name="T7">]</text:span></text:p>
          </table:table-cell>
          <table:table-cell table:style-name="Table1.F2" office:value-type="string">
            <text:p text:style-name="P92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49">RV Type</text:p>
          </table:table-cell>
          <table:table-cell table:style-name="Table1.A2" office:value-type="string">
            <text:p text:style-name="P65">String</text:p>
          </table:table-cell>
          <table:table-cell table:style-name="Table1.A2" office:value-type="string">
            <text:p text:style-name="P65">2</text:p>
          </table:table-cell>
          <table:table-cell table:style-name="Table1.A2" office:value-type="string">
            <text:p text:style-name="P65">01-99</text:p>
          </table:table-cell>
          <table:table-cell table:style-name="Table1.F2" office:value-type="string">
            <text:p text:style-name="P41"><text:span text:style-name="T18">FK </text:span>in the RV Type table</text:p>
            <text:p text:style-name="P65">[Mandatory]</text:p>
          </table:table-cell>
        </table:table-row>
        <table:table-row>
          <table:table-cell table:style-name="Table1.A2" office:value-type="string">
            <text:p text:style-name="P70">4</text:p>
          </table:table-cell>
          <table:table-cell table:style-name="Table1.A2" office:value-type="string">
            <text:p text:style-name="P70">RV Model</text:p>
          </table:table-cell>
          <table:table-cell table:style-name="Table1.A2" office:value-type="string">
            <text:p text:style-name="P70">String</text:p>
          </table:table-cell>
          <table:table-cell table:style-name="Table1.A2" office:value-type="string">
            <text:p text:style-name="P70">30</text:p>
          </table:table-cell>
          <table:table-cell table:style-name="Table1.A2" office:value-type="string">
            <text:p text:style-name="P45">[A..Z, a..z, 0..9, &lt;Sp&gt;<text:span text:style-name="T7">]</text:span></text:p>
          </table:table-cell>
          <table:table-cell table:style-name="Table1.F2" office:value-type="string">
            <text:p text:style-name="P93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1">5</text:p>
          </table:table-cell>
          <table:table-cell table:style-name="Table1.A2" office:value-type="string">
            <text:p text:style-name="P71">Date of Purchase</text:p>
          </table:table-cell>
          <table:table-cell table:style-name="Table1.A2" office:value-type="string">
            <text:p text:style-name="P71">String</text:p>
          </table:table-cell>
          <table:table-cell table:style-name="Table1.A2" office:value-type="string">
            <text:p text:style-name="P71">11</text:p>
          </table:table-cell>
          <table:table-cell table:style-name="Table1.A2" office:value-type="string">
            <text:p text:style-name="P71">[dd&lt;sp&gt;Mmm&lt;yyyy&gt;</text:p>
          </table:table-cell>
          <table:table-cell table:style-name="Table1.F2" office:value-type="string">
            <text:p text:style-name="P94"><text:span text:style-name="T18">[</text:span>User Definable, <text:span text:style-name="T18">Mandatory] </text:span></text:p>
          </table:table-cell>
        </table:table-row>
        <table:table-row>
          <table:table-cell table:style-name="Table1.A2" office:value-type="string">
            <text:p text:style-name="P72">6</text:p>
          </table:table-cell>
          <table:table-cell table:style-name="Table1.A2" office:value-type="string">
            <text:p text:style-name="P72">Purchase Price</text:p>
          </table:table-cell>
          <table:table-cell table:style-name="Table1.A2" office:value-type="string">
            <text:p text:style-name="P72">String</text:p>
          </table:table-cell>
          <table:table-cell table:style-name="Table1.A2" office:value-type="string">
            <text:p text:style-name="P72">10</text:p>
          </table:table-cell>
          <table:table-cell table:style-name="Table1.A2" office:value-type="string">
            <text:p text:style-name="P72">[999,999.99]</text:p>
          </table:table-cell>
          <table:table-cell table:style-name="Table1.F2" office:value-type="string">
            <text:p text:style-name="P95"><text:span text:style-name="T18">[</text:span>User Definable, <text:span text:style-name="T23">Optional] </text:span></text:p>
          </table:table-cell>
        </table:table-row>
        <table:table-row>
          <table:table-cell table:style-name="Table1.A2" office:value-type="string">
            <text:p text:style-name="P73">7</text:p>
          </table:table-cell>
          <table:table-cell table:style-name="Table1.A2" office:value-type="string">
            <text:p text:style-name="P73">Manufacturer</text:p>
          </table:table-cell>
          <table:table-cell table:style-name="Table1.A2" office:value-type="string">
            <text:p text:style-name="P73">String</text:p>
          </table:table-cell>
          <table:table-cell table:style-name="Table1.A2" office:value-type="string">
            <text:p text:style-name="P73">30</text:p>
          </table:table-cell>
          <table:table-cell table:style-name="Table1.A2" office:value-type="string">
            <text:p text:style-name="P46">[A..Z, a..z, 0..9, &lt;Sp&gt;<text:span text:style-name="T7">]</text:span></text:p>
          </table:table-cell>
          <table:table-cell table:style-name="Table1.F2" office:value-type="string">
            <text:p text:style-name="P46"><text:span text:style-name="T18">FK </text:span>in the <text:span text:style-name="T24">Manufacturer</text:span> table</text:p>
            <text:p text:style-name="P68">[Mandatory]</text:p>
          </table:table-cell>
        </table:table-row>
        <table:table-row>
          <table:table-cell table:style-name="Table1.A2" office:value-type="string">
            <text:p text:style-name="P73">8</text:p>
          </table:table-cell>
          <table:table-cell table:style-name="Table1.A2" office:value-type="string">
            <text:p text:style-name="P73">Dealer</text:p>
          </table:table-cell>
          <table:table-cell table:style-name="Table1.A2" office:value-type="string">
            <text:p text:style-name="P73">String</text:p>
          </table:table-cell>
          <table:table-cell table:style-name="Table1.A2" office:value-type="string">
            <text:p text:style-name="P73">30</text:p>
          </table:table-cell>
          <table:table-cell table:style-name="Table1.A2" office:value-type="string">
            <text:p text:style-name="P46">[A..Z, a..z, 0..9, &lt;Sp&gt;<text:span text:style-name="T7">]</text:span></text:p>
          </table:table-cell>
          <table:table-cell table:style-name="Table1.F2" office:value-type="string">
            <text:p text:style-name="P46"><text:span text:style-name="T18">FK </text:span>in the <text:span text:style-name="T24">Manufacturer</text:span> table</text:p>
            <text:p text:style-name="P68">[Mandatory]</text:p>
          </table:table-cell>
        </table:table-row>
        <table:table-row>
          <table:table-cell table:style-name="Table1.A2" office:value-type="string">
            <text:p text:style-name="P71">5</text:p>
          </table:table-cell>
          <table:table-cell table:style-name="Table1.A2" office:value-type="string">
            <text:p text:style-name="P74">Features</text:p>
          </table:table-cell>
          <table:table-cell table:style-name="Table1.A2" office:value-type="string">
            <text:p text:style-name="P74">String</text:p>
          </table:table-cell>
          <table:table-cell table:style-name="Table1.A2" office:value-type="string">
            <text:p text:style-name="P74">99</text:p>
          </table:table-cell>
          <table:table-cell table:style-name="Table1.A2" office:value-type="string">
            <text:p text:style-name="P74">01-99</text:p>
          </table:table-cell>
          <table:table-cell table:style-name="Table1.F2" office:value-type="string">
            <text:p text:style-name="P47"><text:span text:style-name="T18">FK </text:span>in the <text:span text:style-name="T25">Featurers</text:span> table</text:p>
            <text:p text:style-name="P69">[Mandatory]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/>
          </table:table-cell>
          <table:table-cell table:style-name="Table1.F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1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88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7"/>
          </table:table-cell>
          <table:table-cell table:style-name="Table1.F2" office:value-type="string">
            <text:p text:style-name="P87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F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F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F2" office:value-type="string">
            <text:p text:style-name="P76"/>
          </table:table-cell>
        </table:table-row>
      </table:table>
      <text:p text:style-name="P5"/>
      <text:p text:style-name="P9"/>
      <text:p text:style-name="P96"><text:span text:style-name="T13">DEFAULT </text:span>RV TYPE TABLE</text:p>
      <text:p text:style-name="P12"/>
      <text:p text:style-name="P14">The <text:span text:style-name="T10">Default </text:span>RV Type table <text:span text:style-name="T8">contains </text:span>a list of all RV types <text:span text:style-name="T16">available to</text:span> the user. <text:span text:style-name="T10">The user makes a copy of this table for each Log created, and </text:span>can add, edit <text:span text:style-name="T16">and Activate/Deactivate</text:span> entries <text:span text:style-name="T16">11 to 28. The default table contains 11 default entries that must remain active.</text:span></text:p>
      <text:p text:style-name="P19">The first ten (1..10) default to <text:span text:style-name="T8">[Travel Trailer, Fifth Wheel, Class A Motorhome, Class B Motorhome, Class C Motorhome, </text:span>Toy Hauler, Truck Camper, Bus Conversion, Tent Trailer, Tent] <text:span text:style-name="T17">and 29 defaults to [Other].</text:span></text:p>
      <text:p text:style-name="P21">Entries 1<text:span text:style-name="T17">1</text:span>..<text:span text:style-name="T17">98</text:span> are user definable.</text:p>
      <text:p text:style-name="P16">Primary Key: Field: 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35">Field</text:p>
            </table:table-cell>
            <table:table-cell table:style-name="RVType.A1" office:value-type="string">
              <text:p text:style-name="P28">Name</text:p>
            </table:table-cell>
            <table:table-cell table:style-name="RVType.A1" office:value-type="string">
              <text:p text:style-name="P28">Type</text:p>
            </table:table-cell>
            <table:table-cell table:style-name="RVType.A1" office:value-type="string">
              <text:p text:style-name="P28">Length</text:p>
            </table:table-cell>
            <table:table-cell table:style-name="RVType.A1" office:value-type="string">
              <text:p text:style-name="P39">Format</text:p>
            </table:table-cell>
            <table:table-cell table:style-name="RVType.F1" office:value-type="string">
              <text:p text:style-name="P29">Description</text:p>
            </table:table-cell>
          </table:table-row>
        </table:table-header-rows>
        <table:table-row>
          <table:table-cell table:style-name="RVType.A2" office:value-type="string">
            <text:p text:style-name="P78">1</text:p>
          </table:table-cell>
          <table:table-cell table:style-name="RVType.A2" office:value-type="string">
            <text:p text:style-name="P78">ID</text:p>
          </table:table-cell>
          <table:table-cell table:style-name="RVType.A2" office:value-type="string">
            <text:p text:style-name="P78">String</text:p>
          </table:table-cell>
          <table:table-cell table:style-name="RVType.A2" office:value-type="string">
            <text:p text:style-name="P78">2</text:p>
          </table:table-cell>
          <table:table-cell table:style-name="RVType.A2" office:value-type="string">
            <text:p text:style-name="P60">Max <text:span text:style-name="T26">2</text:span>9</text:p>
            <text:p text:style-name="P60">Requires leading zero</text:p>
            <text:p text:style-name="P58"/>
          </table:table-cell>
          <table:table-cell table:style-name="RVType.F2" office:value-type="string">
            <text:p text:style-name="P78">RV Type ID 01..<text:span text:style-name="T26">29</text:span></text:p>
            <text:p text:style-name="P78"><text:span text:style-name="T15">Entries </text:span>01=1<text:span text:style-name="T15">0, 99</text:span> Default <text:span text:style-name="T15">Mandatory</text:span></text:p>
            <text:p text:style-name="P86">Entry 99 Default “Other” Mandatory</text:p>
            <text:p text:style-name="P78"><text:span text:style-name="T15">Entries 11</text:span>-<text:span text:style-name="T15">98</text:span> User Defineable <text:span text:style-name="T15">Optional</text:span></text:p>
            <text:p text:style-name="P78"/>
          </table:table-cell>
        </table:table-row>
        <table:table-row>
          <table:table-cell table:style-name="RVType.A2" office:value-type="string">
            <text:p text:style-name="P86">2</text:p>
          </table:table-cell>
          <table:table-cell table:style-name="RVType.A2" office:value-type="string">
            <text:p text:style-name="P86">Active</text:p>
          </table:table-cell>
          <table:table-cell table:style-name="RVType.A2" office:value-type="string">
            <text:p text:style-name="P86">String</text:p>
          </table:table-cell>
          <table:table-cell table:style-name="RVType.A2" office:value-type="string">
            <text:p text:style-name="P86">1</text:p>
          </table:table-cell>
          <table:table-cell table:style-name="RVType.A2" office:value-type="string">
            <text:p text:style-name="P63">[Y,N]</text:p>
          </table:table-cell>
          <table:table-cell table:style-name="RVType.F2" office:value-type="string">
            <text:p text:style-name="P86">Active RV Type [Y,N]. <text:s text:c="2"/>Man <text:span text:style-name="T16">to 10 and 29 are mandatory [Y] and cannot be changed.</text:span></text:p>
          </table:table-cell>
        </table:table-row>
        <table:table-row>
          <table:table-cell table:style-name="RVType.A2" office:value-type="string">
            <text:p text:style-name="P86">3</text:p>
          </table:table-cell>
          <table:table-cell table:style-name="RVType.A2" office:value-type="string">
            <text:p text:style-name="P78">Name</text:p>
          </table:table-cell>
          <table:table-cell table:style-name="RVType.A2" office:value-type="string">
            <text:p text:style-name="P82">String</text:p>
          </table:table-cell>
          <table:table-cell table:style-name="RVType.A2" office:value-type="string">
            <text:p text:style-name="P84">30</text:p>
          </table:table-cell>
          <table:table-cell table:style-name="RVType.A2" office:value-type="string">
            <text:p text:style-name="P44">[A..Z, a..z, 0..9, <text:span text:style-name="T16">&lt;Dash&gt;, </text:span>&lt;Sp&gt;<text:span text:style-name="T7">]</text:span></text:p>
            <text:p text:style-name="P63">Min 4, Max 30</text:p>
          </table:table-cell>
          <table:table-cell table:style-name="RVType.F2" office:value-type="string">
            <text:p text:style-name="P84"><text:span text:style-name="T16">Entries 01</text:span>RV Type <text:span text:style-name="T10">Name</text:span></text:p>
            <text:p text:style-name="P80"><text:span text:style-name="T15">Entries </text:span>01=1<text:span text:style-name="T15">0, 29</text:span> Default <text:span text:style-name="T15">Mandatory</text:span></text:p>
            <text:p text:style-name="P86">Entry 99 Default “Other” Mandatory</text:p>
            <text:p text:style-name="P80"><text:span text:style-name="T15">Entries 12</text:span>-<text:span text:style-name="T26">28</text:span> User Defineable <text:span text:style-name="T16">Mandatory</text:span></text:p>
          </table:table-cell>
        </table:table-row>
      </table:table>
      <text:p text:style-name="P23"/>
      <text:p text:style-name="P23"><text:s/></text:p>
      <text:p text:style-name="P23"/>
      <text:p text:style-name="P23"><text:line-break/></text:p>
      <text:p text:style-name="P98"><text:span text:style-name="T12">VEHICLE </text:span>TABLE</text:p>
      <text:p text:style-name="P8"/>
      <text:p text:style-name="P17">Primary Key: <text:span text:style-name="T12">Vehicle</text:span> Name</text:p>
      <text:p text:style-name="P17">Foreign Keys: <text:span text:style-name="T12">Vehicle </text:span>Type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7">Field</text:p>
            </table:table-cell>
            <table:table-cell table:style-name="Table2.A1" office:value-type="string">
              <text:p text:style-name="P26">Name</text:p>
            </table:table-cell>
            <table:table-cell table:style-name="Table2.A1" office:value-type="string">
              <text:p text:style-name="P26">Type</text:p>
            </table:table-cell>
            <table:table-cell table:style-name="Table2.A1" office:value-type="string">
              <text:p text:style-name="P26">Length</text:p>
            </table:table-cell>
            <table:table-cell table:style-name="Table2.A1" office:value-type="string">
              <text:p text:style-name="P37">Format</text:p>
            </table:table-cell>
            <table:table-cell table:style-name="Table2.F1" office:value-type="string">
              <text:p text:style-name="P27">Description</text:p>
            </table:table-cell>
          </table:table-row>
        </table:table-header-rows>
        <table:table-row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50"><text:span text:style-name="T12">Vehicle</text:span> Name</text:p>
          </table:table-cell>
          <table:table-cell table:style-name="Table2.A2" office:value-type="string">
            <text:p text:style-name="P50">String</text:p>
          </table:table-cell>
          <table:table-cell table:style-name="Table2.A2" office:value-type="string">
            <text:p text:style-name="P42">30</text:p>
          </table:table-cell>
          <table:table-cell table:style-name="Table2.A2" office:value-type="string">
            <text:p text:style-name="P42">[A..Z, a..z, 0..9, &lt;Sp&gt;<text:span text:style-name="T7">]</text:span></text:p>
          </table:table-cell>
          <table:table-cell table:style-name="Table2.F2" office:value-type="string">
            <text:p text:style-name="P48">User defined Name describing this <text:span text:style-name="T12">Vehicle</text:span></text:p>
          </table:table-cell>
        </table:table-row>
        <table:table-row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50"><text:span text:style-name="T12">Vehicle</text:span> Type</text:p>
          </table:table-cell>
          <table:table-cell table:style-name="Table2.A2" office:value-type="string">
            <text:p text:style-name="P42">FK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2"/>
          </table:table-cell>
          <table:table-cell table:style-name="Table2.F2" office:value-type="string">
            <text:p text:style-name="P48">RV Type as defined in the <text:span text:style-name="T12">Vehicle</text:span> Type table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2"/>
          </table:table-cell>
          <table:table-cell table:style-name="Table2.F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42"/>
          </table:table-cell>
          <table:table-cell table:style-name="Table2.F2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F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F2" office:value-type="string">
            <text:p text:style-name="P62"/>
          </table:table-cell>
        </table:table-row>
        <table:table-row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1"/>
          </table:table-cell>
        </table:table-row>
        <table:table-row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1"/>
          </table:table-cell>
        </table:table-row>
        <table:table-row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1"/>
          </table:table-cell>
        </table:table-row>
        <table:table-row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A2" office:value-type="string">
            <text:p text:style-name="P89"/>
          </table:table-cell>
          <table:table-cell table:style-name="Table2.F2" office:value-type="string">
            <text:p text:style-name="P91"/>
          </table:table-cell>
        </table:table-row>
      </table:table>
      <text:p text:style-name="P6"/>
      <text:p text:style-name="P10"/>
      <text:p text:style-name="P97"><text:span text:style-name="T13">DEFAULT VEHICLE</text:span> TYPE TABLE</text:p>
      <text:p text:style-name="P13"/>
      <text:p text:style-name="P15">The <text:span text:style-name="T10">Default Vehicle</text:span> Type table <text:span text:style-name="T8">contains </text:span>a list of all <text:span text:style-name="T13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0">The first ten (1..10) default to <text:span text:style-name="T8">[Travel Trailer, Fifth Wheel, Class A Motorhome, Class B Motorhome, Class C Motorhome, </text:span>Toy Hauler, Truck Camper, Bus Conversion, Tent Trailer, Tent]</text:p>
      <text:p text:style-name="P22">Entries 1..<text:span text:style-name="T14">19</text:span> are user definable.</text:p>
      <text:p text:style-name="P20">The last entry in the table (2<text:span text:style-name="T14">0</text:span>) is <text:span text:style-name="T10">mandatory and is named </text:span>[Other]. </text:p>
      <text:p text:style-name="P18">Primary Key: Field: <text:span text:style-name="T11">ID</text:span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38">Field</text:p>
            </table:table-cell>
            <table:table-cell table:style-name="Table3.A1" office:value-type="string">
              <text:p text:style-name="P31">Name</text:p>
            </table:table-cell>
            <table:table-cell table:style-name="Table3.A1" office:value-type="string">
              <text:p text:style-name="P31">Type</text:p>
            </table:table-cell>
            <table:table-cell table:style-name="Table3.A1" office:value-type="string">
              <text:p text:style-name="P31">Length</text:p>
            </table:table-cell>
            <table:table-cell table:style-name="Table3.A1" office:value-type="string">
              <text:p text:style-name="P40">Format</text:p>
            </table:table-cell>
            <table:table-cell table:style-name="Table3.F1" office:value-type="string">
              <text:p text:style-name="P30">Description</text:p>
            </table:table-cell>
          </table:table-row>
        </table:table-header-rows>
        <table:table-row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79">ID</text:p>
          </table:table-cell>
          <table:table-cell table:style-name="Table3.A2" office:value-type="string">
            <text:p text:style-name="P79">String</text:p>
          </table:table-cell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59"><text:span text:style-name="T9">25</text:span> </text:p>
            <text:p text:style-name="P59">Requires leading zero</text:p>
            <text:p text:style-name="P59">Min 10, Max 99</text:p>
          </table:table-cell>
          <table:table-cell table:style-name="Table3.F2" office:value-type="string">
            <text:p text:style-name="P79"><text:span text:style-name="T13">Vehicle </text:span>Type ID 01..<text:span text:style-name="T9">25</text:span></text:p>
            <text:p text:style-name="P79">01=10 Default</text:p>
            <text:p text:style-name="P79"><text:span text:style-name="T10">0</text:span>1-<text:span text:style-name="T9">24</text:span> User Defineable</text:p>
            <text:p text:style-name="P79">Entry </text:p>
            <text:p text:style-name="P79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79">2</text:p>
          </table:table-cell>
          <table:table-cell table:style-name="Table3.A2" office:value-type="string">
            <text:p text:style-name="P79">Name</text:p>
          </table:table-cell>
          <table:table-cell table:style-name="Table3.A2" office:value-type="string">
            <text:p text:style-name="P83">String</text:p>
          </table:table-cell>
          <table:table-cell table:style-name="Table3.A2" office:value-type="string">
            <text:p text:style-name="P85">30</text:p>
          </table:table-cell>
          <table:table-cell table:style-name="Table3.A2" office:value-type="string">
            <text:p text:style-name="P43">[A..Z, a..z, 0..9, &lt;Sp&gt;<text:span text:style-name="T7">]</text:span></text:p>
          </table:table-cell>
          <table:table-cell table:style-name="Table3.F2" office:value-type="string">
            <text:p text:style-name="P85"><text:span text:style-name="T13">Vehicle</text:span> Type <text:span text:style-name="T10">Name</text:span></text:p>
            <text:p text:style-name="P79">01= <text:span text:style-name="T10">24</text:span> <text:span text:style-name="T13">Optional</text:span></text:p>
            <text:p text:style-name="P79"><text:span text:style-name="T9">25</text:span> <text:span text:style-name="T13">Mandatory </text:span>= Other</text:p>
          </table:table-cell>
        </table:table-row>
      </table:table>
      <text:p text:style-name="P24"/>
      <text:p text:style-name="P2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7</text:page-count> <text:s text:c="76"/><text:modification-date style:data-style-name="N75">7 Ap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7</text:page-number> of <text:page-count>7</text:page-count> <text:s text:c="72"/><text:modification-date style:data-style-name="N75">7 Ap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4-07T13:31:16.683000000</dc:date>
    <meta:print-date>2013-06-25T14:20:27.180000000</meta:print-date>
    <meta:editing-cycles>278</meta:editing-cycles>
    <meta:editing-duration>P1DT1H13M27S</meta:editing-duration>
    <meta:document-statistic meta:table-count="5" meta:image-count="0" meta:object-count="0" meta:page-count="7" meta:paragraph-count="207" meta:word-count="717" meta:character-count="4393" meta:non-whitespace-character-count="3667"/>
    <meta:user-defined meta:name="Info 2"/>
    <meta:user-defined meta:name="Info 3"/>
    <meta:user-defined meta:name="Info 4"/>
    <meta:user-defined meta:name="Version">1.0.0</meta:user-defined>
  </office:meta>
</office:document-meta>
</file>